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77925" officeooo:paragraph-rsid="00077925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77925" officeooo:paragraph-rsid="00077925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77925" officeooo:paragraph-rsid="00077925" style:font-size-asian="16pt" style:font-size-complex="16pt"/>
    </style:style>
    <style:style style:name="T1" style:family="text">
      <style:text-properties officeooo:rsid="000930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MANIA</text:p>
      <text:p text:style-name="P1">2018-2028</text:p>
      <text:p text:style-name="P1"/>
      <text:p text:style-name="P2"><text:tab/>În 2018 salariu minim pe economie va fi de 1900 Ron.</text:p>
      <text:p text:style-name="P2"/>
      <text:p text:style-name="P2"><text:tab/>Mediul extern se află în punctul unei inversări de ciclu.</text:p>
      <text:p text:style-name="P2"/>
      <text:p text:style-name="P2"><text:tab/>În perioada 2021-2023 o nouă criză mondailă. Urmărirea acțiunilor care compun indicele <text:a xlink:type="simple" xlink:href="http://www.bvb.ro/FinancialInstruments/Indices/IndicesProfiles.aspx?i=BETPlus" text:style-name="Internet_20_link" text:visited-style-name="Visited_20_Internet_20_Link">BETPlus</text:a> . <text:span text:style-name="T1">Urmarirea pretului pe actiune și câștigurile pe acțiu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meta:initial-creator>Scott Templer</meta:initial-creator>
    <meta:creation-date>2006-05-16T10:26:40</meta:creation-date>
    <dc:language>en-US</dc:language>
    <meta:editing-cycles>2</meta:editing-cycles>
    <meta:editing-duration>PT54M</meta:editing-duration>
    <dc:date>2017-12-24T11:07:43.982704762</dc:date>
    <meta:document-statistic meta:table-count="0" meta:image-count="0" meta:object-count="0" meta:page-count="1" meta:paragraph-count="5" meta:word-count="45" meta:character-count="281" meta:non-whitespace-character-count="238"/>
    <meta:user-defined meta:name="Info 1"/>
    <meta:user-defined meta:name="Info 2"/>
    <meta:user-defined meta:name="Info 3"/>
    <meta:user-defined meta:name="Info 4"/>
  </office:meta>
</office:document-meta>
</file>